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2.3134in"/>
    </style:style>
    <style:style style:name="co5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3 in Paper</text:p>
          </table:table-cell>
          <table:table-cell table:style-name="Default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Table 7 in Paper</text:p>
          </table:table-cell>
          <table:table-cell office:value-type="string" calcext:value-type="string">
            <text:p>Performance evaluation for metrics on both datasets compared with the baseline algorithms (0% contamination).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20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Q10];[.T10];[.W10];[.Z10])" office:value-type="percentage" office:value="0.72415" calcext:value-type="percentage">
            <text:p>72.42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style-name="ce19"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Q11];[.T11];[.W11];[.Z11])" office:value-type="percentage" office:value="0.81405" calcext:value-type="percentage">
            <text:p>81.41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18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Q12];[.T12];[.W12];[.Z12])" office:value-type="percentage" office:value="0.81255" calcext:value-type="percentage">
            <text:p>81.2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Q13];[.T13];[.W13];[.Z13])" office:value-type="percentage" office:value="0.73585" calcext:value-type="percentage">
            <text:p>73.59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style-name="ce19"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Q14];[.T14];[.W14];[.Z14])" office:value-type="percentage" office:value="0.82255" calcext:value-type="percentage">
            <text:p>82.26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4 in Paper</text:p>
          </table:table-cell>
          <table:table-cell table:style-name="Default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36" table:formula="of:=AVERAGE([.Q15];[.T15];[.W15];[.Z15])" office:value-type="percentage" office:value="0.833625" calcext:value-type="percentage">
            <text:p>83.36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Q16];[.T16];[.W16];[.Z16])" office:value-type="percentage" office:value="0.7408" calcext:value-type="percentage">
            <text:p>74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style-name="ce19"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Q17];[.T17];[.W17];[.Z17])" office:value-type="percentage" office:value="0.8008" calcext:value-type="percentage">
            <text:p>80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Q18];[.T18];[.W18];[.Z18])" office:value-type="percentage" office:value="0.84575" calcext:value-type="percentage">
            <text:p>84.58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7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Q19];[.T19];[.W19];[.Z19])" office:value-type="percentage" office:value="0.75455" calcext:value-type="percentage">
            <text:p>75.46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style-name="ce19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19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Q20];[.T20];[.W20];[.Z20])" office:value-type="percentage" office:value="0.82755" calcext:value-type="percentage">
            <text:p>82.76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Q21];[.T21];[.W21];[.Z21])" office:value-type="percentage" office:value="0.829625" calcext:value-type="percentage">
            <text:p>82.9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 table:number-columns-repeated="3"/>
          <table:table-cell table:style-name="ce4" table:number-columns-repeated="14"/>
        </table:table-row>
        <table:table-row table:style-name="ro1">
          <table:table-cell/>
          <table:table-cell table:style-name="ce4"/>
          <table:table-cell table:style-name="Default" table:number-columns-repeated="9"/>
          <table:table-cell table:number-columns-repeated="3"/>
          <table:table-cell table:style-name="ce4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5 in Paper</text:p>
          </table:table-cell>
          <table:table-cell table:style-name="Default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4"/>
          <table:table-cell table:number-columns-repeated="3"/>
          <table:table-cell table:style-name="ce4"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4" office:value-type="string" calcext:value-type="string">
            <text:p>Table 8 in Paper</text:p>
          </table:table-cell>
          <table:table-cell office:value-type="string" calcext:value-type="string">
            <text:p>Performance evaluation for metrics on both datasets compared with the baseline algorithms (4% contamination).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9111" calcext:value-type="percentage">
            <text:p>91.11%</text:p>
          </table:table-cell>
          <table:table-cell table:style-name="ce20" table:formula="of:=[.D37]" office:value-type="percentage" office:value="0.6564" calcext:value-type="percentage">
            <text:p>65.64%</text:p>
          </table:table-cell>
          <table:table-cell table:style-name="ce20" table:formula="of:=[.E37]" office:value-type="percentage" office:value="0.6301" calcext:value-type="percentage">
            <text:p>63.0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Q29];[.T29];[.W29];[.Z29])" office:value-type="percentage" office:value="0.648875" calcext:value-type="percentage">
            <text:p>64.89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19" table:formula="of:=[.F37]" office:value-type="percentage" office:value="0.9863" calcext:value-type="percentage">
            <text:p>98.63%</text:p>
          </table:table-cell>
          <table:table-cell table:style-name="ce15" table:formula="of:=[.G37]" office:value-type="percentage" office:value="0.9218" calcext:value-type="percentage">
            <text:p>92.18%</text:p>
          </table:table-cell>
          <table:table-cell table:style-name="ce19" table:formula="of:=[.H37]" office:value-type="percentage" office:value="0.9786" calcext:value-type="percentage">
            <text:p>97.8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style-name="ce19"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22" table:formula="of:=AVERAGE([.Q30];[.T30];[.W30];[.Z30])" office:value-type="percentage" office:value="0.8298" calcext:value-type="percentage">
            <text:p>82.98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6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6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Q31];[.T31];[.W31];[.Z31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9146" calcext:value-type="percentage">
            <text:p>91.46%</text:p>
          </table:table-cell>
          <table:table-cell table:style-name="ce17" table:formula="of:=[.D38]" office:value-type="percentage" office:value="0.6703" calcext:value-type="percentage">
            <text:p>67.03%</text:p>
          </table:table-cell>
          <table:table-cell table:style-name="ce17" table:formula="of:=[.E38]" office:value-type="percentage" office:value="0.676" calcext:value-type="percentage">
            <text:p>67.60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Q32];[.T32];[.W32];[.Z32])" office:value-type="percentage" office:value="0.6721" calcext:value-type="percentage">
            <text:p>67.21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6 in Paper</text:p>
          </table:table-cell>
          <table:table-cell table:style-name="Default"/>
          <table:table-cell table:style-name="Default" office:value-type="string" calcext:value-type="string">
            <text:p>NF-CSE-CIC-IDS2018-v2 results (4% contamination).</text:p>
          </table:table-cell>
          <table:table-cell table:style-name="Default" table:number-columns-repeated="4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19" table:formula="of:=[.F38]" office:value-type="percentage" office:value="0.9866" calcext:value-type="percentage">
            <text:p>98.66%</text:p>
          </table:table-cell>
          <table:table-cell table:style-name="ce19" table:formula="of:=[.G38]" office:value-type="percentage" office:value="0.9235" calcext:value-type="percentage">
            <text:p>92.35%</text:p>
          </table:table-cell>
          <table:table-cell table:style-name="ce19" table:formula="of:=[.H38]" office:value-type="percentage" office:value="0.9877" calcext:value-type="percentage">
            <text:p>98.77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9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6" table:formula="of:=AVERAGE([.Q33];[.T33];[.W33];[.Z33])" office:value-type="percentage" office:value="0.831775" calcext:value-type="percentage">
            <text:p>83.18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32" table:formula="of:=[.I38]" office:value-type="percentage" office:value="0.94" calcext:value-type="percentage">
            <text:p>94.00%</text:p>
          </table:table-cell>
          <table:table-cell table:style-name="ce32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22" table:formula="of:=AVERAGE([.Q34];[.T34];[.W34];[.Z34])" office:value-type="percentage" office:value="0.813125" calcext:value-type="percentage">
            <text:p>81.31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528" calcext:value-type="percentage">
            <text:p>95.28%</text:p>
          </table:table-cell>
          <table:table-cell table:style-name="ce20" table:formula="of:=[.D39]" office:value-type="percentage" office:value="0.7173" calcext:value-type="percentage">
            <text:p>71.73%</text:p>
          </table:table-cell>
          <table:table-cell table:style-name="ce20" table:formula="of:=[.E39]" office:value-type="percentage" office:value="0.5042" calcext:value-type="percentage">
            <text:p>50.42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Q35];[.T35];[.W35];[.Z35])" office:value-type="percentage" office:value="0.716625" calcext:value-type="percentage">
            <text:p>71.66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857" calcext:value-type="percentage">
            <text:p>98.57%</text:p>
          </table:table-cell>
          <table:table-cell table:style-name="ce19" table:formula="of:=[.G39]" office:value-type="percentage" office:value="0.917" calcext:value-type="percentage">
            <text:p>91.70%</text:p>
          </table:table-cell>
          <table:table-cell table:style-name="ce19" table:formula="of:=[.H39]" office:value-type="percentage" office:value="0.9572" calcext:value-type="percentage">
            <text:p>95.72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style-name="ce19"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Q36];[.T36];[.W36];[.Z36])" office:value-type="percentage" office:value="0.8268" calcext:value-type="percentage">
            <text:p>82.68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Q37];[.T37];[.W37];[.Z37])" office:value-type="percentage" office:value="0.740925" calcext:value-type="percentage">
            <text:p>74.09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9159" calcext:value-type="percentage">
            <text:p>91.59%</text:p>
          </table:table-cell>
          <table:table-cell table:style-name="ce17" table:formula="of:=[.D40]" office:value-type="percentage" office:value="0.669" calcext:value-type="percentage">
            <text:p>66.90%</text:p>
          </table:table-cell>
          <table:table-cell table:style-name="ce17" table:formula="of:=[.E40]" office:value-type="percentage" office:value="0.6567" calcext:value-type="percentage">
            <text:p>65.67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Q38];[.T38];[.W38];[.Z38])" office:value-type="percentage" office:value="0.678925" calcext:value-type="percentage">
            <text:p>67.89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19" table:formula="of:=[.F40]" office:value-type="percentage" office:value="0.9862" calcext:value-type="percentage">
            <text:p>98.62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19" table:formula="of:=[.H40]" office:value-type="percentage" office:value="0.9492" calcext:value-type="percentage">
            <text:p>94.92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style-name="ce19"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Q39];[.T39];[.W39];[.Z39])" office:value-type="percentage" office:value="0.828925" calcext:value-type="percentage">
            <text:p>82.89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32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Q40];[.T40];[.W40];[.Z40])" office:value-type="percentage" office:value="0.8314" calcext:value-type="percentage">
            <text:p>83.14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4"/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4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0:54:30.060327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4T16:58:40.499014080</dc:date>
    <meta:editing-duration>PT14H25M16S</meta:editing-duration>
    <meta:editing-cycles>130</meta:editing-cycles>
    <meta:generator>LibreOffice/25.2.3.2$Linux_X86_64 LibreOffice_project/520$Build-2</meta:generator>
    <meta:document-statistic meta:table-count="1" meta:cell-count="817" meta:object-count="0"/>
  </office:meta>
</office:document-meta>
</file>